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093c" officeooo:paragraph-rsid="0011093c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1093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d5ca" officeooo:paragraph-rsid="0011d5ca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3a2a2" officeooo:paragraph-rsid="0013a2a2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italic" officeooo:rsid="0011d5ca" officeooo:paragraph-rsid="0011d5ca" style:font-style-asian="italic" style:font-style-complex="itali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093c" style:font-size-asian="10.5pt" style:font-size-complex="12pt"/>
    </style:style>
    <style:style style:name="T3" style:family="text">
      <style:text-properties fo:font-size="12pt" fo:font-style="italic" style:font-size-asian="10.5pt" style:font-style-asian="italic" style:font-size-complex="12pt" style:font-style-complex="italic"/>
    </style:style>
    <style:style style:name="T4" style:family="text">
      <style:text-properties fo:font-size="12pt" fo:font-style="italic" officeooo:rsid="0011093c" style:font-size-asian="10.5pt" style:font-style-asian="italic" style:font-size-complex="12pt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shovan Mandal</text:p>
      <text:p text:style-name="P1">10CS10048</text:p>
      <text:p text:style-name="P1"/>
      <text:list xml:id="list8001977403194676354" text:style-name="L1">
        <text:list-item>
          <text:p text:style-name="P2"><text:span text:style-name="T2">I am using MariaDB, which is a fork of mysql, along with Python3 for doing this database connection. </text:span></text:p>
        </text:list-item>
        <text:list-item>
          <text:p text:style-name="P2"><text:span text:style-name="T2">I import </text:span><text:span text:style-name="T4">mysql.connector</text:span><text:span text:style-name="T2"> as the alias of 'mariadb' for this purpose.</text:span></text:p>
        </text:list-item>
        <text:list-item>
          <text:p text:style-name="P3"><text:span text:style-name="T2">I </text:span><text:span text:style-name="T1">create 2 connections to the database using </text:span><text:span text:style-name="T3">mariadb.connect</text:span><text:span text:style-name="T1"> with the parameters “ </text:span><text:span text:style-name="T3">host='localhost', user='public', password='test3R', database='seleri'</text:span><text:span text:style-name="T1"> ”.</text:span></text:p>
        </text:list-item>
        <text:list-item>
          <text:p text:style-name="P3"><text:span text:style-name="T1">I create 2 connections so that I can have 2 concurrently working cursors for working with the database. I create the cursors using an instance of the </text:span><text:span text:style-name="T3">mariadb.connect()</text:span><text:span text:style-name="T1">, mariadb_connection, using </text:span><text:span text:style-name="T3">mariadb_connection.cursor()</text:span><text:span text:style-name="T1">.</text:span></text:p>
        </text:list-item>
        <text:list-item>
          <text:p text:style-name="P3"><text:span text:style-name="T1">I execute SQL statements in the database using </text:span><text:span text:style-name="T3">cursor.execute()</text:span><text:span text:style-name="T1"> method. For e.g., </text:span><text:span text:style-name="T3">cursor.execute("show tables") .</text:span></text:p>
        </text:list-item>
        <text:list-item>
          <text:p text:style-name="P3"><text:span text:style-name="T1">To dynamically fetch all tables, I have to use both cursors concurrently, which is why i created 2 cursors from 2 different connections to the same database. Mariadb's thread safe DB connections help in this.</text:span></text:p>
          <text:list>
            <text:list-item>
              <text:p text:style-name="P3"><text:span text:style-name="T1">The code for this part:</text:span></text:p>
              <text:p text:style-name="P5"><text:span text:style-name="T1">print("The tables in this database are :")</text:span></text:p>
              <text:p text:style-name="P5"><text:span text:style-name="T1"><text:tab/>for (table_name,) in cursor:</text:span></text:p>
              <text:p text:style-name="P5"><text:span text:style-name="T1"><text:tab/><text:tab/>print("-&gt; {}".format(table_name))</text:span></text:p>
              <text:p text:style-name="P5"><text:span text:style-name="T1"><text:tab/><text:tab/>backup_cursor.execute("select * from %s" % table_name)</text:span></text:p>
              <text:p text:style-name="P5"><text:span text:style-name="T1"><text:tab/><text:tab/>table_contents = backup_cursor.fetchall()</text:span></text:p>
              <text:p text:style-name="P5"><text:span text:style-name="T1"><text:tab/><text:tab/>pprint(table_contents)</text:span></text:p>
            </text:list-item>
          </text:list>
        </text:list-item>
      </text:list>
      <text:list xml:id="list6112620875912936773" text:style-name="L2">
        <text:list-item>
          <text:p text:style-name="P4"><text:span text:style-name="T1">I then execute the 4 SQL queries from Assignment 1 and display a formatted result through Python 3.</text:span></text:p>
        </text:list-item>
        <text:list-item>
          <text:p text:style-name="P4"><text:span text:style-name="T1">I also use Error Handling in Python to handle any Database connection related erro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28T12:06:18.640898798</meta:creation-date>
    <dc:date>2016-01-28T12:48:58.992862262</dc:date>
    <dc:creator>enlighter </dc:creator>
    <meta:editing-duration>PT11M26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1" meta:paragraph-count="17" meta:word-count="206" meta:character-count="1343" meta:non-whitespace-character-count="1159"/>
  </office:meta>
</office:document-meta>
</file>